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P9" style:family="paragraph" style:parent-style-name="Standard" style:list-style-name="L3"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ONsensor Build:</text:p>
      <text:p text:style-name="Standard"/>
      <text:p text:style-name="Standard"><text:span text:style-name="T1">Requirements</text:span> : mips-sde-elf toolchain</text:p>
      <text:p text:style-name="Standard"/>
      <text:p text:style-name="P1">AONsensor Build Steps:</text:p>
      <text:p text:style-name="Standard"/>
      <text:list xml:id="list38351959" text:style-name="L1">
        <text:list-item>
          <text:p text:style-name="P4">Get toolchain from SVN, PATH: <text:a xlink:type="simple" xlink:href="http://192.168.24.194:9090/svn/swdepot/Dhanush/Tools/Native_AON/CompressedToolChain">http://192.168.24.194:9090/svn/swdepot/Dhanush/Tools/Native_AON/CompressedToolChain</text:a></text:p>
          <text:p text:style-name="P4"/>
        </text:list-item>
        <text:list-item>
          <text:p text:style-name="P4">Extract the toolchain.zip</text:p>
          <text:p text:style-name="P4"/>
        </text:list-item>
        <text:list-item>
          <text:p text:style-name="P4">Enable permissions to toolchain folder --&gt; <text:s/>chmod -R 777 toolchain</text:p>
          <text:p text:style-name="P4"/>
        </text:list-item>
        <text:list-item>
          <text:p text:style-name="P4">Checkout AONsensor code from SVN --&gt; svn co <text:a xlink:type="simple" xlink:href="http://192.168.24.194:9090/svn/swdepot/Dhanush/SW/Adv-trunk/AONsensor">http://192.168.24.194:9090/svn/swdepot/Dhanush/SW/Adv-trunk/AONsensor</text:a></text:p>
          <text:p text:style-name="P4"/>
        </text:list-item>
        <text:list-item>
          <text:p text:style-name="P4">Setup the AONsensor build environment by calling AONsensor/build/scripts/dhanushaon_env.sh.</text:p>
          <text:p text:style-name="P4"/>
        </text:list-item>
        <text:list-item>
          <text:p text:style-name="P4">Open the dhanushaon_env.sh script and set the AONsensor source code path to SRC_ROOT.</text:p>
          <text:p text:style-name="P4">Set the toolchain code path to DK_ROOT.</text:p>
          <text:p text:style-name="P4"/>
        </text:list-item>
        <text:list-item>
          <text:p text:style-name="P4">Execute dhanushaon_env.sh from command line --&gt; . ./dhanushaon_env.sh</text:p>
          <text:p text:style-name="P4"/>
        </text:list-item>
        <text:list-item>
          <text:p text:style-name="P4">Goto AONsensor folder --&gt; cd AONsensor</text:p>
          <text:p text:style-name="P4">For clean build --&gt; make clobber</text:p>
          <text:p text:style-name="P4"/>
        </text:list-item>
        <text:list-item>
          <text:p text:style-name="P4">make BUILD_CONTIKI=1 rel (for build)</text:p>
          <text:p text:style-name="P4"/>
        </text:list-item>
        <text:list-item>
          <text:p text:style-name="P4">It will create aon.bin in AONsensor/output folder.</text:p>
        </text:list-item>
      </text:list>
      <text:p text:style-name="Standard"/>
      <text:p text:style-name="P2">Native Build:</text:p>
      <text:p text:style-name="Standard"/>
      <text:p text:style-name="Standard"><text:span text:style-name="T1">Requirements</text:span> : mips-sde-elf toolchain</text:p>
      <text:p text:style-name="Standard"/>
      <text:p text:style-name="P1">Native Build Steps:</text:p>
      <text:p text:style-name="Standard"/>
      <text:list xml:id="list38362622" text:continue-list="list38351959" text:style-name="L1">
        <text:list-item text:start-value="1">
          <text:p text:style-name="P4">Get toolchain from SVN, PATH: <text:a xlink:type="simple" xlink:href="http://192.168.24.194:9090/svn/swdepot/Dhanush/Tools/Native_AON/CompressedToolChain">http://192.168.24.194:9090/svn/swdepot/Dhanush/Tools/Native_AON/CompressedToolChain</text:a></text:p>
          <text:p text:style-name="P4"/>
        </text:list-item>
        <text:list-item>
          <text:p text:style-name="P4">Extract the toolchain.zip</text:p>
          <text:p text:style-name="P4"/>
        </text:list-item>
        <text:list-item>
          <text:p text:style-name="P4">Enable permissions to toolchain folder --&gt; <text:s/>chmod -R 777 toolchain</text:p>
          <text:p text:style-name="P4"/>
        </text:list-item>
        <text:list-item>
          <text:p text:style-name="P4">Checkout Native code from SVN --&gt; svn co <text:a xlink:type="simple" xlink:href="http://192.168.24.194:9090/svn/swdepot/Dhanush/SW/Adv-trunk/Native">http://192.168.24.194:9090/svn/swdepot/Dhanush/SW/Adv-trunk/Native</text:a></text:p>
          <text:p text:style-name="P4"/>
        </text:list-item>
        <text:list-item>
          <text:p text:style-name="P4">Setup the native build environment by calling Native/build/scripts/native_env.sh</text:p>
          <text:p text:style-name="P4">Open the native_env.sh script and set the Native source code path to SRC_ROOT.</text:p>
          <text:p text:style-name="P4">Set the toolchain code path to DK_ROOT.</text:p>
          <text:p text:style-name="P4"><text:soft-page-break/></text:p>
        </text:list-item>
        <text:list-item>
          <text:p text:style-name="P4">Execute native_env.sh from command line --&gt; . ./native_env.sh</text:p>
          <text:p text:style-name="P4"/>
        </text:list-item>
        <text:list-item>
          <text:p text:style-name="P4">Goto Native folder --&gt; cd Native</text:p>
          <text:p text:style-name="P4">For clean build --&gt; make clobber</text:p>
          <text:p text:style-name="P4"/>
        </text:list-item>
        <text:list-item>
          <text:p text:style-name="P4">make BUILD_NUC=1 rel (for build)</text:p>
          <text:p text:style-name="P4"/>
        </text:list-item>
        <text:list-item>
          <text:p text:style-name="P4">It will create dhanush_wearable.bin in Native/output folder.</text:p>
          <text:p text:style-name="P4"/>
        </text:list-item>
        <text:list-item>
          <text:p text:style-name="P4">Rename <text:s/>dhanush_wearable.bin to native.bin</text:p>
        </text:list-item>
      </text:list>
      <text:p text:style-name="Standard"/>
      <text:p text:style-name="Standard"/>
      <text:p text:style-name="P2">U-Boot Build:</text:p>
      <text:p text:style-name="Standard"/>
      <text:p text:style-name="Standard"><text:span text:style-name="T1">Requirements</text:span> : mips-sde-elf toolchain</text:p>
      <text:p text:style-name="Standard"/>
      <text:p text:style-name="P1">U-Boot Build Steps:</text:p>
      <text:p text:style-name="Standard"/>
      <text:list xml:id="list38353934" text:continue-list="list38362622" text:style-name="L1">
        <text:list-item text:start-value="1">
          <text:p text:style-name="P4">Get toolchain from SVN, PATH: <text:a xlink:type="simple" xlink:href="http://192.168.24.194:9090/svn/swdepot/Dhanush/Tools/Native_AON/CompressedToolChain">http://192.168.24.194:9090/svn/swdepot/Dhanush/Tools/Native_AON/CompressedToolChain</text:a></text:p>
          <text:p text:style-name="P4"/>
        </text:list-item>
        <text:list-item>
          <text:p text:style-name="P4">Extract the toolchain.zip</text:p>
          <text:p text:style-name="P4"/>
        </text:list-item>
        <text:list-item>
          <text:p text:style-name="P4">Enable permissions to toolchain folder --&gt; <text:s/>chmod -R 777 toolchain</text:p>
          <text:p text:style-name="P4"/>
        </text:list-item>
        <text:list-item>
          <text:p text:style-name="P4">Checkout U-Boot code from SVN --&gt; svn co <text:a xlink:type="simple" xlink:href="http://192.168.24.194:9090/svn/swdepot/Dhanush/SW/Adv-trunk/Boot/U-Boot">http://192.168.24.194:9090/svn/swdepot/Dhanush/SW/Adv-trunk/Boot/U-Boot</text:a></text:p>
          <text:p text:style-name="P4"/>
        </text:list-item>
        <text:list-item>
          <text:p text:style-name="P4">Setup the U-Boot build script with the toolchain path</text:p>
          <text:p text:style-name="P4">Open the U-Boot/build.sh script and set the toolchain code path to PATH variable like below</text:p>
        </text:list-item>
        <text:list-item>
          <text:p text:style-name="P4">export PATH=/home/$USER/toolchain/ubuntu64/mips/bin:$PATH</text:p>
          <text:p text:style-name="P4"/>
        </text:list-item>
        <text:list-item>
          <text:p text:style-name="P4">Execute build.sh from command line --&gt; ./build.sh</text:p>
          <text:p text:style-name="P4"/>
        </text:list-item>
        <text:list-item>
          <text:p text:style-name="P4">It will create u-boot.bin in U-Boot folder.</text:p>
        </text:list-item>
      </text:list>
      <text:p text:style-name="Standard"/>
      <text:p text:style-name="Standard"/>
      <text:p text:style-name="P2">BL1_SDK_NAND Build:</text:p>
      <text:p text:style-name="P6"/>
      <text:p text:style-name="Standard"><text:span text:style-name="T1">Requirements :</text:span> <text:span text:style-name="T1">mips-sde-linux toolchain for BL1</text:span></text:p>
      <text:p text:style-name="P1"/>
      <text:p text:style-name="P1">BL1 Build Steps:</text:p>
      <text:list xml:id="list38349502" text:style-name="L2">
        <text:list-header>
          <text:p text:style-name="P8"/>
        </text:list-header>
        <text:list-item>
          <text:p text:style-name="P10">Get toolchain from SVN</text:p>
          <text:p text:style-name="P10">svn co --depth=files <text:a xlink:type="simple" xlink:href="http://192.168.24.194:9090/svn/swdepot/Dhanush/Tools/CodeSourcery">http://192.168.24.194:9090/svn/swdepot/Dhanush/Tools/CodeSourcery</text:a></text:p>
        </text:list-item>
        <text:list-item>
          <text:p text:style-name="P10">Goto toolchain downloaded folder.(If <text:span text:style-name="T1">mips-sde-linux toolchain is installed do not follow 3 step</text:span>)</text:p>
        </text:list-item>
        <text:list-item>
          <text:p text:style-name="P10">Install toolchain by executing below commands from terminal</text:p>
          <text:p text:style-name="P10">chmod 777 mips-2013.11-36-mips-linux-gnu.bin</text:p>
          <text:p text:style-name="P10">./mips-2013.11-36-mips-linux-gnu.bin</text:p>
          <text:p text:style-name="P10"><text:soft-page-break/></text:p>
        </text:list-item>
        <text:list-item>
          <text:p text:style-name="P10">Check out BL1 code from SVN</text:p>
          <text:p text:style-name="P10">svn co <text:a xlink:type="simple" xlink:href="http://192.168.24.194:9090/svn/swdepot/Dhanush/SW/Adv-trunk/Boot/BL1_SDK_NAND">http://192.168.24.194:9090/svn/swdepot/Dhanush/SW/Adv-trunk/Boot/BL1_SDK_NAND</text:a></text:p>
        </text:list-item>
        <text:list-item>
          <text:p text:style-name="P10">Set the BL1 config.mk file with the toolchain path.</text:p>
          <text:p text:style-name="P10">Open the BL1_SDK_NAND/config/config.mk file and set the installed toolchain path to CROSS_COMPILE variable like below</text:p>
          <text:p text:style-name="P10">CROSS_COMPILE = /home/socplatform-qa/MentorGraphics/Sourcery_CodeBench_Lite_for_MIPS_GNU_Linux/bin/mips-linux-gnu-</text:p>
        </text:list-item>
        <text:list-item>
          <text:p text:style-name="P10">Perform build from command line using make at BL1_SDK_NAND:</text:p>
          <text:p text:style-name="P10">make clobber</text:p>
          <text:p text:style-name="P10">make</text:p>
        </text:list-item>
        <text:list-item>
          <text:p text:style-name="P10">It will create bl1.bin in BL1_SDK_NAND/out folder.</text:p>
        </text:list-item>
      </text:list>
      <text:p text:style-name="Standard"/>
      <text:p text:style-name="Standard"/>
      <text:p text:style-name="P2">DFU_SDK_NAND Build:</text:p>
      <text:p text:style-name="P6"/>
      <text:p text:style-name="Standard"><text:span text:style-name="T1">Requirements :</text:span> <text:span text:style-name="T1">mips-sde-linux toolchain for DFU</text:span></text:p>
      <text:p text:style-name="P1"/>
      <text:p text:style-name="P1">DFU Build Steps:</text:p>
      <text:list xml:id="list38359799" text:continue-numbering="true" text:style-name="L2">
        <text:list-header>
          <text:p text:style-name="P8"/>
        </text:list-header>
        <text:list-item text:start-value="1">
          <text:p text:style-name="P10">Get toolchain from SVN</text:p>
          <text:p text:style-name="P10">svn co --depth=files <text:a xlink:type="simple" xlink:href="http://192.168.24.194:9090/svn/swdepot/Dhanush/Tools/CodeSourcery">http://192.168.24.194:9090/svn/swdepot/Dhanush/Tools/CodeSourcery</text:a></text:p>
        </text:list-item>
        <text:list-item>
          <text:p text:style-name="P10">Goto toolchain downloaded folder.(If <text:span text:style-name="T1">mips-sde-linux toolchain is installed do not follow 3 step</text:span>)</text:p>
        </text:list-item>
        <text:list-item>
          <text:p text:style-name="P10">Install toolchain by executing below commands from terminal</text:p>
          <text:p text:style-name="P10">chmod 777 mips-2013.11-36-mips-linux-gnu.bin</text:p>
          <text:p text:style-name="P10">./mips-2013.11-36-mips-linux-gnu.bin</text:p>
          <text:p text:style-name="P10"/>
        </text:list-item>
        <text:list-item>
          <text:p text:style-name="P10">Check out DFU code from SVN</text:p>
          <text:p text:style-name="P10">svn co <text:a xlink:type="simple" xlink:href="http://192.168.24.194:9090/svn/swdepot/Dhanush/Tools/DeviceFlashingUtility/DFU_SDK_NAND">http://192.168.24.194:9090/svn/swdepot/Dhanush/Tools/DeviceFlashingUtility/DFU_SDK_NAND</text:a></text:p>
        </text:list-item>
        <text:list-item>
          <text:p text:style-name="P10">Set the DFU config.mk file with the toolchain path.</text:p>
          <text:p text:style-name="P10">Open the DFU_SDK_NAND/config/config.mk file and set the installed toolchain path to CROSS_COMPILE variable like below</text:p>
          <text:p text:style-name="P10">CROSS_COMPILE = /home/socplatform-qa/MentorGraphics/Sourcery_CodeBench_Lite_for_MIPS_GNU_Linux/bin/mips-linux-gnu-</text:p>
        </text:list-item>
        <text:list-item>
          <text:p text:style-name="P10">Perform build from command line using make at DFU_SDK_NAND:</text:p>
          <text:p text:style-name="P10">make clobber</text:p>
          <text:p text:style-name="P10">make</text:p>
        </text:list-item>
        <text:list-item>
          <text:p text:style-name="P10">It will create dfu.bin in DFU_SDK_NAND/bin folder.</text:p>
        </text:list-item>
      </text:list>
      <text:p text:style-name="Standard"/>
      <text:p text:style-name="Standard"/>
      <text:p text:style-name="Standard"/>
      <text:p text:style-name="P2">Android build:</text:p>
      <text:p text:style-name="Standard"/>
      <text:p text:style-name="Standard"><text:span text:style-name="T1">Requirements :</text:span> <text:span text:style-name="T1">mips-sde-linux toolchain for android kernel</text:span></text:p>
      <text:p text:style-name="Standard"/>
      <text:p text:style-name="P1">Android Build Steps:</text:p>
      <text:p text:style-name="Standard"><text:soft-page-break/></text:p>
      <text:list xml:id="list38339791" text:style-name="L3">
        <text:list-item>
          <text:p text:style-name="P11">Get toolchain from SVN: http://192.168.24.194:9090/svn/swdepot/Dhanush/Tools/CodeSourcery</text:p>
          <text:p text:style-name="P11">svn co --depth=files <text:a xlink:type="simple" xlink:href="http://192.168.24.194:9090/svn/swdepot/Dhanush/Tools/CodeSourcery">http://192.168.24.194:9090/svn/swdepot/Dhanush/Tools/CodeSourcery</text:a></text:p>
          <text:p text:style-name="P11"/>
        </text:list-item>
        <text:list-item>
          <text:p text:style-name="P11">Goto toolchain downloaded folder.</text:p>
          <text:p text:style-name="P11"/>
        </text:list-item>
        <text:list-item>
          <text:p text:style-name="P11">Install toolchain by executing below commands from terminal</text:p>
          <text:p text:style-name="P11">chmod 777 mips-2013.11-36-mips-linux-gnu.bin</text:p>
          <text:p text:style-name="P11">./mips-2013.11-36-mips-linux-gnu.bin</text:p>
          <text:p text:style-name="P11"/>
        </text:list-item>
        <text:list-item>
          <text:p text:style-name="P11">Check out Android code from SVN.</text:p>
          <text:p text:style-name="P11"/>
        </text:list-item>
        <text:list-item>
          <text:p text:style-name="P11">Create Android folder, goto Android folder then check out</text:p>
          <text:p text:style-name="P11"/>
        </text:list-item>
        <text:list-item>
          <text:p text:style-name="P11">svn co <text:a xlink:type="simple" xlink:href="http://192.168.24.194:9090/svn/swdepot/Dhanush/SW/Adv-trunk/Android/AndroidKK4.4">http://192.168.24.194:9090/svn/swdepot/Dhanush/SW/Adv-trunk/Android/AndroidKK4.4</text:a>.2 (file system)</text:p>
          <text:p text:style-name="P11"/>
        </text:list-item>
        <text:list-item>
          <text:p text:style-name="P11">svn co <text:a xlink:type="simple" xlink:href="http://192.168.24.194:9090/svn/swdepot/Dhanush/SW/Adv-trunk/Android/android-linux-mti-3.10.14">http://192.168.24.194:9090/svn/swdepot/Dhanush/SW/Adv-trunk/Android/android-linux-mti-3.10.14</text:a> (kernel source code)</text:p>
          <text:p text:style-name="P11"/>
        </text:list-item>
        <text:list-item>
          <text:p text:style-name="P11">svn co <text:a xlink:type="simple" xlink:href="http://192.168.24.194:9090/svn/swdepot/Dhanush/SW/Adv-trunk/Android/SGX">http://192.168.24.194:9090/svn/swdepot/Dhanush/SW/Adv-trunk/Android/SGX</text:a></text:p>
          <text:p text:style-name="P11"><text:s/>(graphics related)</text:p>
          <text:p text:style-name="P11"/>
        </text:list-item>
        <text:list-item>
          <text:p text:style-name="P11">Check out Android build scripts:</text:p>
        </text:list-item>
        <text:list-item>
          <text:p text:style-name="P11">svn co --depth=files <text:a xlink:type="simple" xlink:href="http://192.168.24.194:9090/svn/swdepot/Dhanush/SW/Adv-trunk/Android">http://192.168.24.194:9090/svn/swdepot/Dhanush/SW/Adv-trunk/Android</text:a></text:p>
          <text:p text:style-name="P11"><text:s text:c="3"/></text:p>
        </text:list-item>
        <text:list-item>
          <text:p text:style-name="P11">Build Android:</text:p>
          <text:p text:style-name="P11"/>
        </text:list-item>
        <text:list-item>
          <text:p text:style-name="P11">Goto SGX folder, Set MHOME variable with Android folder path in Android/SGX/sgx.sh</text:p>
          <text:p text:style-name="P11"/>
        </text:list-item>
        <text:list-item>
          <text:p text:style-name="P11">Build Android: Goto Android folder</text:p>
        </text:list-item>
      </text:list>
      <text:p text:style-name="Standard"><text:tab/>./adv2_fullbuild.sh clean int for clean build</text:p>
      <text:p text:style-name="Standard"><text:tab/>./adv2_fullbuild.sh no int for not a clean build</text:p>
      <text:p text:style-name="Standard"/>
      <text:list xml:id="list38365169" text:continue-numbering="true" text:style-name="L3">
        <text:list-item>
          <text:p text:style-name="P11">Goto SGX folder, Set MHOME variable with Android folder path in Android/SGX/sgx.sh</text:p>
          <text:p text:style-name="P11"/>
        </text:list-item>
        <text:list-item>
          <text:p text:style-name="P11">It will create "images" folder inside Android/AndroidKK4.4.2</text:p>
          <text:p text:style-name="P11"/>
        </text:list-item>
        <text:list-item>
          <text:p text:style-name="P11">This "images" folder should compress to preserve permissions before sharing to any folder.</text:p>
        </text:list-item>
      </text:list>
      <text:p text:style-name="Standard"/>
      <text:p text:style-name="P2">Scripts Check Out:</text:p>
      <text:p text:style-name="Standard"/>
      <text:list xml:id="list38343985" text:continue-list="list38365169" text:style-name="L3">
        <text:list-item text:start-value="1">
          <text:p text:style-name="P12">Check out scripts which are needed to flash binaries in to SD card.</text:p>
          <text:p text:style-name="P9"><text:span text:style-name="T3">svn co </text:span><text:a xlink:type="simple" xlink:href="http://192.168.24.194:9090/svn/swdepot/Dhanush/Tools/Scripts"><text:span text:style-name="T3">http://192.168.24.194:9090/svn/swdepot/Dhanush/Tools/Scripts</text:span></text:a><text:span text:style-name="T3">.</text:span></text:p>
          <text:p text:style-name="P12">This will be copied to “images” folder.</text:p>
          <text:p text:style-name="P12"/>
        </text:list-item>
      </text:list>
      <text:p text:style-name="P1"/>
      <text:p text:style-name="P2">Creating images.tar.gz to flash it directly in to SDcard.</text:p>
      <text:p text:style-name="Standard"/>
      <text:p text:style-name="P1">Steps:</text:p>
      <text:p text:style-name="P1"><text:soft-page-break/></text:p>
      <text:list xml:id="list38327946" text:style-name="L4">
        <text:list-item>
          <text:p text:style-name="P13">After android build “images” folder is generated in Android/AndroidKK4.4.2</text:p>
          <text:p text:style-name="P13"/>
        </text:list-item>
        <text:list-item>
          <text:p text:style-name="P13">Copy aon.bin to images/boot folder generated after AONsensor build.</text:p>
          <text:p text:style-name="P13"/>
        </text:list-item>
        <text:list-item>
          <text:p text:style-name="P13">Copy native.bin to images/boot folder generated after Native build.</text:p>
          <text:p text:style-name="P13"/>
        </text:list-item>
        <text:list-item>
          <text:p text:style-name="P13">Copy bl1.bin to images/boot folder generated after BL1 build.</text:p>
          <text:p text:style-name="P13"/>
        </text:list-item>
        <text:list-item>
          <text:p text:style-name="P13">Copy dfu.bin to images/boot folder generated after DFU build.</text:p>
          <text:p text:style-name="P13"/>
        </text:list-item>
        <text:list-item>
          <text:p text:style-name="P13">Copy u-boot.bin to images/boot folder generated after U-Boot build.</text:p>
          <text:p text:style-name="P13"/>
        </text:list-item>
        <text:list-item>
          <text:p text:style-name="P13">Copy Scripts/media and Scripts/Music directories to “images” folder.</text:p>
          <text:p text:style-name="P13"/>
        </text:list-item>
        <text:list-item>
          <text:p text:style-name="P13">Copy Scripts/* (* indicates files) to “images” folder</text:p>
          <text:p text:style-name="P13"/>
        </text:list-item>
        <text:list-item>
          <text:p text:style-name="P13">Search for <text:span text:style-name="T2">.ko</text:span> files in Android/android-linux-mti-3.10.14 folder.</text:p>
        </text:list-item>
        <text:list-item>
          <text:p text:style-name="P13">Search for <text:span text:style-name="T2">.ko</text:span> files in Android/AndroidKK4.4.2 folder.</text:p>
          <text:p text:style-name="P13"/>
        </text:list-item>
        <text:list-item>
          <text:p text:style-name="P13">Copy all <text:span text:style-name="T2">.ko</text:span> files to images/modules folder.</text:p>
          <text:p text:style-name="P13"/>
        </text:list-item>
        <text:list-item>
          <text:p text:style-name="P13">Package images folder to tar by using below command</text:p>
          <text:p text:style-name="P13">Goto Android/AndroidKK4.4.2 folder</text:p>
          <text:p text:style-name="P13">tar cvzf images.tar.gz images.</text:p>
          <text:p text:style-name="P13"/>
        </text:list-item>
        <text:list-item>
          <text:p text:style-name="P13"><text:s/>This images.tar.gz can use to flash into SDcard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cPlatform-QA </meta:initial-creator>
    <meta:creation-date>2014-06-05T14:51:50</meta:creation-date>
    <dc:date>2014-12-01T18:20:18.82</dc:date>
    <dc:creator>vinay </dc:creator>
    <meta:editing-duration>PT1H6M13S</meta:editing-duration>
    <meta:editing-cycles>48</meta:editing-cycles>
    <meta:generator>OpenOffice.org/3.3$Win32 OpenOffice.org_project/330m20$Build-9567</meta:generator>
    <meta:document-statistic meta:table-count="0" meta:image-count="0" meta:object-count="0" meta:page-count="5" meta:paragraph-count="126" meta:word-count="859" meta:character-count="6928"/>
  </office:meta>
</office:document-meta>
</file>